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15fb00" officeooo:paragraph-rsid="0019f1aa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pt" fo:country="BR" officeooo:rsid="0015fb00" officeooo:paragraph-rsid="0019f1aa" style:font-size-asian="10.5pt"/>
    </style:style>
    <style:style style:name="P3" style:family="paragraph" style:parent-style-name="Standard">
      <style:text-properties fo:language="pt" fo:country="BR" officeooo:rsid="0019f1aa" officeooo:paragraph-rsid="0019f1aa" style:font-size-asian="10.5pt"/>
    </style:style>
    <style:style style:name="P4" style:family="paragraph" style:parent-style-name="Standard">
      <style:text-properties fo:language="pt" fo:country="BR" officeooo:rsid="001bbcb8" officeooo:paragraph-rsid="001bbcb8" style:font-size-asian="10.5pt"/>
    </style:style>
    <style:style style:name="P5" style:family="paragraph" style:parent-style-name="Standard">
      <style:text-properties fo:language="pt" fo:country="BR" officeooo:rsid="001e0a90" officeooo:paragraph-rsid="001e0a90" style:font-size-asian="10.5pt"/>
    </style:style>
    <style:style style:name="T1" style:family="text">
      <style:text-properties officeooo:rsid="0019d034"/>
    </style:style>
    <style:style style:name="T2" style:family="text">
      <style:text-properties fo:font-variant="normal" fo:text-transform="none" fo:color="#333333" style:font-name="Helvetica Neue" fo:font-size="10.1000003814697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ícios <text:span text:style-name="T1">02</text:span></text:p>
      <text:p text:style-name="P3"/>
      <text:p text:style-name="P5"><text:span text:style-name="T2"/></text:p>
      <text:p text:style-name="P5"><text:span text:style-name="T2">1 - Descreva com as suas palavras o que é analise léxica.</text:span></text:p>
      <text:p text:style-name="P5"><text:span text:style-name="T2"/></text:p>
      <text:p text:style-name="P5"><text:span text:style-name="T2">2 - Defina o que é um token, lexema e padrão.</text:span></text:p>
      <text:p text:style-name="P5"><text:span text:style-name="T2"/></text:p>
      <text:p text:style-name="P5"><text:span text:style-name="T2">4 - Descreva quais os dois grupos que um token pode ser divido e explique cada um deles.</text:span></text:p>
      <text:p text:style-name="P5"><text:span text:style-name="T2"/></text:p>
      <text:p text:style-name="P5"><text:span text:style-name="T2">5 – Divida a seguinte linha de código em uma sequencia de tokens crie uma descrição para cada lexema.</text:span></text:p>
      <text:p text:style-name="P5"><text:span text:style-name="T2"/></text:p>
      <text:p text:style-name="P5"><text:span text:style-name="T2">```</text:span></text:p>
      <text:p text:style-name="P5"><text:span text:style-name="T2">int a;</text:span></text:p>
      <text:p text:style-name="P5"><text:span text:style-name="T2">a = a + 2;</text:span></text:p>
      <text:p text:style-name="P5"><text:span text:style-name="T2">```</text:span></text:p>
      <text:p text:style-name="P5"><text:span text:style-name="T2"/></text:p>
      <text:p text:style-name="P5"><text:span text:style-name="T2">| Lexema | Descrição |</text:span></text:p>
      <text:p text:style-name="P5"><text:span text:style-name="T2">|--------|-----------|</text:span></text:p>
      <text:p text:style-name="P5"><text:span text:style-name="T2">| <text:s text:c="7"/>| <text:s text:c="10"/>|</text:span></text:p>
      <text:p text:style-name="P5"><text:span text:style-name="T2">| <text:s text:c="7"/>| <text:s text:c="10"/>|</text:span></text:p>
      <text:p text:style-name="P5"><text:span text:style-name="T2">| <text:s text:c="7"/>| <text:s text:c="10"/>|</text:span></text:p>
      <text:p text:style-name="P5"><text:span text:style-name="T2">| <text:s text:c="7"/>| <text:s text:c="10"/>|</text:span></text:p>
      <text:p text:style-name="P5"><text:span text:style-name="T2">| <text:s text:c="7"/>| <text:s text:c="10"/>|</text:span></text:p>
      <text:p text:style-name="P5"><text:span text:style-name="T2"/></text:p>
      <text:p text:style-name="P5"><text:span text:style-name="T2">6 - Divida a seguinte linha de código em uma sequencia de tokens crie uma descrição para cada lexema.</text:span></text:p>
      <text:p text:style-name="P5"><text:span text:style-name="T2"/></text:p>
      <text:p text:style-name="P5"><text:span text:style-name="T2">```</text:span></text:p>
      <text:p text:style-name="P5"><text:span text:style-name="T2">if (x &gt; 0) {</text:span></text:p>
      <text:p text:style-name="P5"><text:span text:style-name="T2"><text:s text:c="2"/>x = 1;</text:span></text:p>
      <text:p text:style-name="P5"><text:span text:style-name="T2">} else { </text:span></text:p>
      <text:p text:style-name="P5"><text:span text:style-name="T2"><text:s text:c="2"/>x = 2;</text:span></text:p>
      <text:p text:style-name="P5"><text:span text:style-name="T2">}</text:span></text:p>
      <text:p text:style-name="P5"><text:span text:style-name="T2">```</text:span></text:p>
      <text:p text:style-name="P5"><text:span text:style-name="T2"/></text:p>
      <text:p text:style-name="P5"><text:span text:style-name="T2">| Lexema | Token <text:s text:c="4"/>|</text:span></text:p>
      <text:p text:style-name="P5"><text:span text:style-name="T2">|--------|-----------|</text:span></text:p>
      <text:p text:style-name="P5"><text:span text:style-name="T2">| <text:s text:c="7"/>| <text:s text:c="10"/>|</text:span></text:p>
      <text:p text:style-name="P5"><text:span text:style-name="T2">| <text:s text:c="7"/>| <text:s text:c="10"/>|</text:span></text:p>
      <text:p text:style-name="P5"><text:span text:style-name="T2">| <text:s text:c="7"/>| <text:s text:c="10"/>|</text:span></text:p>
      <text:p text:style-name="P5"><text:span text:style-name="T2">| <text:s text:c="7"/>| <text:s text:c="10"/>|</text:span></text:p>
      <text:p text:style-name="P5"><text:span text:style-name="T2">| <text:s text:c="7"/>| <text:s text:c="10"/>|</text:span></text:p>
      <text:p text:style-name="P5"><text:span text:style-name="T2"/></text:p>
      <text:p text:style-name="P5"><text:span text:style-name="T2"/></text:p>
      <text:p text:style-name="P5"><text:span text:style-name="T2">7. Crie expressões regulares para validar os seguintes campos – use o site </text:span><text:a xlink:type="simple" xlink:href="https://regex101.com/" text:style-name="Internet_20_link" text:visited-style-name="Visited_20_Internet_20_Link">https://regex101.com/</text:a><text:span text:style-name="T2"> para verificas se as expressões regulares estão corretas.</text:span></text:p>
      <text:p text:style-name="P5"><text:span text:style-name="T2"/></text:p>
      <text:p text:style-name="P5"><text:span text:style-name="T2">a. CPF.</text:span></text:p>
      <text:p text:style-name="P5"><text:span text:style-name="T2">b. CNPJ.</text:span></text:p>
      <text:p text:style-name="P5"><text:span text:style-name="T2">c. IP.</text:span></text:p>
      <text:p text:style-name="P5"><text:span text:style-name="T2">d. Número de telefone.</text:span></text:p>
      <text:p text:style-name="P5"><text:span text:style-name="T2">e. Validar uma data.</text:span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0:29:20.556463000</meta:creation-date>
    <dc:date>2015-12-08T13:37:23.508540000</dc:date>
    <meta:editing-duration>PT14M29S</meta:editing-duration>
    <meta:editing-cycles>3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37" meta:word-count="187" meta:character-count="996" meta:non-whitespace-character-count="669"/>
  </office:meta>
</office:document-meta>
</file>